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lA5PqCBUZ4GLXAb4BJrDJt7AxlrZQS27643j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3T19:11:17.055192592</meta:creation-date>
    <dc:date>2022-02-13T19:11:56.203269989</dc:date>
    <meta:editing-duration>PT39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6.4.7.2$Linux_X86_64 LibreOffice_project/40$Build-2</meta:generator>
  </office:meta>
</office:document-meta>
</file>